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1" svg:font-family="'DejaVu Sans'"/>
    <style:font-face style:name="OpenSymbol" svg:font-family="OpenSymbol"/>
    <style:font-face style:name="Bitstream Vera Sans1" svg:font-family="'Bitstream Vera Sans'" style:font-family-generic="modern" style:font-pitch="fixed"/>
    <style:font-face style:name="Bitstream Vera Sans Mono" svg:font-family="'Bitstream Vera Sans Mono'" style:font-family-generic="modern" style:font-pitch="fixed"/>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mm" fo:margin-right="0mm" fo:text-align="justify" style:justify-single-word="false" fo:text-indent="0mm" style:auto-text-indent="false" style:writing-mode="rl-tb"/>
      <style:text-properties style:font-name="XB Zar" fo:font-size="13pt" fo:font-weight="normal" fo:background-color="transparent" style:font-size-asian="13pt" style:font-weight-asian="normal" style:font-name-complex="XB Zar" style:font-size-complex="13pt" style:font-weight-complex="normal"/>
    </style:style>
    <style:style style:name="P2" style:family="paragraph" style:parent-style-name="Standard">
      <style:paragraph-properties fo:margin-left="0mm" fo:margin-right="0mm" fo:text-align="justify" style:justify-single-word="false" fo:text-indent="0mm" style:auto-text-indent="false" style:writing-mode="rl-tb"/>
      <style:text-properties style:font-name="XB Zar" fo:font-size="13pt" fo:font-weight="normal" style:font-size-asian="13pt" style:font-weight-asian="normal" style:font-name-complex="XB Zar" style:font-size-complex="13pt" style:font-weight-complex="normal"/>
    </style:style>
    <style:style style:name="P3" style:family="paragraph" style:parent-style-name="Standard">
      <style:paragraph-properties fo:margin-left="0mm" fo:margin-right="0mm" fo:text-align="justify" style:justify-single-word="false" fo:text-indent="0mm" style:auto-text-indent="false" style:writing-mode="rl-tb"/>
      <style:text-properties style:font-name="XB Zar" fo:font-size="13pt" fo:font-weight="bold" fo:background-color="transparent" style:font-size-asian="13pt" style:font-weight-asian="bold" style:font-name-complex="XB Zar" style:font-size-complex="13pt" style:font-weight-complex="bold"/>
    </style:style>
    <style:style style:name="P4" style:family="paragraph" style:parent-style-name="Standard">
      <style:paragraph-properties fo:margin-left="0mm" fo:margin-right="0mm" fo:text-align="justify" style:justify-single-word="false" fo:text-indent="0mm" style:auto-text-indent="false" style:writing-mode="rl-tb"/>
      <style:text-properties style:font-name="XB Zar" fo:font-size="13pt" fo:font-weight="bold" style:font-size-asian="13pt" style:font-weight-asian="bold" style:font-name-complex="XB Zar" style:font-size-complex="13pt" style:font-weight-complex="bold"/>
    </style:style>
    <style:style style:name="P5" style:family="paragraph" style:parent-style-name="Standard">
      <style:paragraph-properties fo:margin-left="0mm" fo:margin-right="0mm" fo:text-align="end" style:justify-single-word="false" fo:text-indent="0mm" style:auto-text-indent="false" style:writing-mode="rl-tb"/>
      <style:text-properties style:font-name="XB Zar" fo:font-size="20pt" fo:font-weight="bold" fo:background-color="transparent" style:font-size-asian="20pt" style:font-weight-asian="bold" style:font-name-complex="XB Zar" style:font-size-complex="20pt" style:font-weight-complex="bold"/>
    </style:style>
    <style:style style:name="P6" style:family="paragraph" style:parent-style-name="Standard">
      <style:paragraph-properties fo:margin-left="0mm" fo:margin-right="0mm" fo:text-align="justify" style:justify-single-word="false" fo:text-indent="0mm" style:auto-text-indent="false" style:writing-mode="rl-tb"/>
    </style:style>
    <style:style style:name="P7" style:family="paragraph" style:parent-style-name="Standard">
      <style:paragraph-properties fo:text-align="justify" style:justify-single-word="false" style:writing-mode="rl-tb"/>
      <style:text-properties style:font-name="XB Zar" fo:font-size="13pt" fo:font-weight="normal" style:font-size-asian="13pt" style:font-weight-asian="normal" style:font-name-complex="XB Zar" style:font-size-complex="13pt" style:font-weight-complex="normal"/>
    </style:style>
    <style:style style:name="P8" style:family="paragraph" style:parent-style-name="Standard" style:list-style-name="L1">
      <style:paragraph-properties fo:text-align="justify" style:justify-single-word="false" style:writing-mode="rl-tb"/>
      <style:text-properties style:font-name="XB Zar" fo:font-size="13pt" fo:font-weight="normal" style:font-size-asian="13pt" style:font-weight-asian="normal" style:font-name-complex="XB Zar" style:font-size-complex="13pt" style:font-weight-complex="normal"/>
    </style:style>
    <style:style style:name="P9" style:family="paragraph" style:parent-style-name="Standard" style:list-style-name="L2">
      <style:paragraph-properties fo:text-align="justify" style:justify-single-word="false" style:writing-mode="rl-tb"/>
      <style:text-properties style:font-name="XB Zar" fo:font-size="13pt" fo:font-weight="normal" style:font-size-asian="13pt" style:font-weight-asian="normal" style:font-name-complex="XB Zar" style:font-size-complex="13pt" style:font-weight-complex="normal"/>
    </style:style>
    <style:style style:name="P10" style:family="paragraph" style:parent-style-name="Standard" style:list-style-name="L3">
      <style:paragraph-properties fo:text-align="justify" style:justify-single-word="false" style:writing-mode="rl-tb"/>
      <style:text-properties style:font-name="XB Zar" fo:font-size="13pt" fo:font-weight="normal" style:font-size-asian="13pt" style:font-weight-asian="normal" style:font-name-complex="XB Zar" style:font-size-complex="13pt" style:font-weight-complex="normal"/>
    </style:style>
    <style:style style:name="P11" style:family="paragraph" style:parent-style-name="Standard" style:list-style-name="L2">
      <style:paragraph-properties fo:text-align="justify" style:justify-single-word="false" style:writing-mode="rl-tb"/>
    </style:style>
    <style:style style:name="P12" style:family="paragraph" style:parent-style-name="Standard" style:list-style-name="L3">
      <style:paragraph-properties fo:text-align="justify" style:justify-single-word="false" style:writing-mode="rl-tb"/>
    </style:style>
    <style:style style:name="T1" style:family="text">
      <style:text-properties style:font-name="XB Zar" fo:font-size="13pt" fo:font-weight="normal" style:font-size-asian="13pt" style:font-weight-asian="normal" style:font-name-complex="XB Zar" style:font-size-complex="13pt" style:font-weight-complex="normal"/>
    </style:style>
    <style:style style:name="T2" style:family="text">
      <style:text-properties fo:font-weight="bold" style:font-weight-asian="bold" style:font-weight-complex="bold"/>
    </style:style>
    <style:style style:name="T3" style:family="text">
      <style:text-properties fo:background-color="transparent"/>
    </style:style>
    <text:list-style style:name="L1">
      <text:list-level-style-bullet text:level="1" text:style-name="Bullet_20_Symbols" style:num-suffix="." text:bullet-char="•">
        <style:list-level-properties text:list-level-position-and-space-mode="label-alignment" fo:text-align="end">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style:num-suffix="." text:bullet-char="•">
        <style:list-level-properties text:list-level-position-and-space-mode="label-alignment" fo:text-align="end">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style:num-suffix="." text:bullet-char="•">
        <style:list-level-properties text:list-level-position-and-space-mode="label-alignment" fo:text-align="end">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۸- مهاجرت به گنو/لینوکس</text:p>
      <text:p text:style-name="P1"/>
      <text:p text:style-name="P1"/>
      <text:p text:style-name="P1">از دیرباز تا کنون، انسان‌ها به دلیل‌های مختلفی به فکر مهاجرت افتاده‌اند و در برخی موارد با پذیرش سختی‌های پیش رو، تن به مهاجرت داده‌اند. برخی مهاجرت‌ها اختیاری و برخی اجباری بوده است. اما نتیجه‌ی آن، چه خوشایند و چه ناخوشایند، تغییر سرنوشت انسان‌ها است. در این فصل راجع به یکی از مهم‌ترین مباحث موجود در حوزه‌ی فناوری اطلاعات و ارتباطات در عصر حاضر می‌پردازیم: به دلایل مختلفی، برخی راغب هستند که از توزیع‌های مختلف سیستم‌عامل گنو/لینوکس برای بهره‌وری از امکانات موجود کامپیوتر خود استفاده کنند. در این فصل به مباحث کلی مرتبط با مهاجرت به گنو/لینوکس مانند انواع مهاجرت و زمان مناسب آن، برنامه‌ریزی و آموزش و مزایا و معایب آن می‌پردازیم. همچنین روشی برای مهاجرت تدریجی به این سیستم‌عامل ارائه خواهیم داد. شایان ذکر است که توضیح‌های این فصل صرفاً برای کاربرهای خانگی و شخصی کاربرد دارد و برای مسائل سازمانی نیاز به کتابی جدا است که تمام مباحث را پوشش دهد که در آینده‌ی نزدیک توسط همین نویسنده نوشته خواهد شد.</text:p>
      <text:p text:style-name="P1"/>
      <text:p text:style-name="P3">۱-۸- مفاهیم</text:p>
      <text:p text:style-name="P1">هر کاری بدون برنامه‌ریزی و فکر، محکوم به انحطاط است. مهاجرت به سیستم‌عامل گنو/لینوکس نیز از این قاعده جدا نیست. پس باید برای مهاجرت به آن طرح و برنامه‌ای داشت که البته برای کاربرهای خانگی و شخصی نیازی به مدون بودن طرح نیست و تحقیق و جستجوی معمولی هم جواب کار را خواهد داد اما در مورد سازمان‌ها این کار امکان‌پذیر نیست و باید طرح جامع و کاملی تهیه گردد تا بتوان از آن به‌عنوان سند راهبردی در تصمیم‌گیری‌های حوزه‌ی فناوری‌های پیشرفته مانند فناوری اطلاعات و ارتباطات استفاده کرد. در این باره باید به نکاتی همچون انواع مهاجرت، هزینه‌ها و زمان مهاجرت، برنامه‌ریزی و اجرا، آموزش و مزایا و معایب آن توجه داشت. در این قسمت در مورد هر کدام بحث خواهد شد.</text:p>
      <text:p text:style-name="P1"/>
      <text:p text:style-name="P3">۱-۱-۸- انواع مهاجرت</text:p>
      <text:p text:style-name="P1">مهاجرت به سیستم‌عامل گنو/لینوکس یا هر سیستم‌عامل دیگری بر دو نوع است: مهاجرت آزمایشی و مهاجرت کامل. هدف از مهاجرت آزمایشی امکان‌سنجی و آموزش است یعنی امکان مهاجرت به سیستم‌عامل جدید از بعدهای مختلفی مانند هزینه، کاربرد، نرم‌افزارهای موجود، قابلیتِ مهاجرت نرم‌افزارهای قبلی و ... بررسی می‌شود. آموزش معمولاً یکی از مهم‌ترین هدف‌ها در این نوع مهاجرت است. آموزش برای یادگیری نرم‌افزارها و سازوکارهای سیستم‌عامل جدید و تطبیق آن با سیستم‌عامل قبلی صورت می‌گیرد. پس از امکان‌سنجی و آموزش است که می‌توان طرح و برنامه‌ای دقیق برای مهاجرت کامل به سیستم‌عامل جدید تهیه کرد. مهاجرت آزمایشی پلی برای ارتباط بین مهاجرت کامل و سیستم‌عامل قبلی خواهد بود، بدون اینکه هزینه‌های زیادی صرف این کار شود. پس بهتر است اگر توانایی فنی کامل برای مهاجرت به سیستم‌عامل جدید را نداریم و آموزش هم ندیده‌ایم، قدم به قدم و با اجرای مهاجرت آزمایشی، راه را برای مهاجرت کامل هموار کنیم.</text:p>
      <text:p text:style-name="P1"/>
      <text:p text:style-name="P3">۲-۱-۸- زمان مناسب برای مهاجرت</text:p>
      <text:p text:style-name="P1">مهاجرت آزمایشی برای کاربرهای خانگی و شخصی، نیاز به مطالعه دارد چرا که بدون مطالعه و با آزمون و <text:soft-page-break/>خطا، به جز صرف زمان و از بین رفتن و پاک شدن اطلاعات مهم ما، چیزی به دست نخواهیم آورد و در این مواقع از سیستم‌عامل جدید متنفر خواهیم شد و اشتباه را به گردن آن خواهیم انداخت. پس بهتر است پیش از هر چیز مطالعه و بررسی کنیم. همین کتاب، شروع خوبی برای این کار خواهد بود چرا که خواننده را با ساده کردن مسائل پیچیده‌ی موجود در این سیستم‌عامل آشنا خواهد کرد. اما نباید فقط به یک کتاب یا یک مقاله اکتفا کرد و این کار نیاز به مطالعه و بررسی بیشتر دارد. شما می‌توانید با مراجعه به وب‌سایت‌ها و مراجع معرفی شده در پیوست ۲ و ۳ همین کتاب، با سیستم‌عامل گنو/لینوکس بیشتر آشنا شوید.</text:p>
      <text:p text:style-name="P1">پس از مهاجرت آزمایشی نوبت به مهاجرت کامل می‌رسد که خواننده با درک و درایت خود باید برای این کار تصمیم بگیرد. تصمیم برای مهاجرت کامل یعنی چشم‌پوشی کردن از مزایا و معایب سیستم‌عامل قبلی و آشنایی و کار با سیستم‌عامل جدید و فلسفه‌ی وجود آن. بی‌شک می‌توان گفت که بدون پذیرش فلسفه‌ی وجودی سیستم‌عامل گنو/لینوکس کمتر کسی به مهاجرت کامل دست خواهد زد. دلیل‌های وجود این سیستم‌عامل و فلسفه‌ی آن در فصل اول همین کتاب – مقدمه – آمده است. بهتر است پس از آشنایی اولیه با این سیستم‌عامل وارد دنیای آن شوید تا ببینید که اشخاص و سازمان‌های مختلف چگونه و به چه منظور از این سیستم‌عامل و نرم‌افزارهای آن استفاده می‌کنند و چه سودی برای آن‌ها خواهد داشت. در قسمت‌های بعدی همین فصل آماری از استفاده‌ی توزیع‌های سیستم‌عامل گنو/لینوکس ارائه خواهد شد.</text:p>
      <text:p text:style-name="P1"/>
      <text:p text:style-name="P3">۳-۱-۸- برنامه‌ریزی و اجرا</text:p>
      <text:p text:style-name="P1">برای مهاجرت سازمانی به سیستم‌عامل گنو/لینوکس نیاز به طرحی مدون بیشتر خواهد بود که پس از طی مراحل مختلف، ابتدا آزمایشی و سپس کامل، تمام سیستم‌ها و نرم‌افزارها به سیستم‌عامل جدید مهاجرت داده شوند و کارکنان سازمان نیز آموزش‌های لازم را برای این کار ببینند. این برنامه نیاز به پیش‌بینی مسائلی همچون مباحث فنی و مدیریتی، هزینه‌ها، زمان‌بندی، تخصیص منابع، آموزش و … خواهد داشت که بحث در مورد این مسائل از حوصله‌ی این کتاب خارج است.</text:p>
      <text:p text:style-name="P1"/>
      <text:p text:style-name="P3">۴-۱-۸- آموزش</text:p>
      <text:p text:style-name="P1">در سال‌های اخیر با گسترش فرهنگ استفاده از نرم‌افزارهای آزاد در جامعه‌ی ما، تلاش برای تهیه محتوای آموزشی برای آگاه‌سازی و پیشرفت جامعه، رو به رشد است. پروژه‌هایی مانند سیستم‌عامل ملی نیز که توسط جمعی از متخصص‌های دانشگاه صنعتی شریف اجرا شده است، به‌نوعی نقش مهمی در پیشرفت جامعه ایفا کرده‌اند. همچنین فروشگاه‌های مجازی نیز تأسیس شده است که دیسک‌های توزیع‌های مختلف، کتاب‌ها و موارد آموزشی دیگر را با هزینه‌ای نسبتاً کم در مقایسه با نرم‌افزارهای غیرآزاد موجود در بازار در اختیار مشتریان قرار می‌دهند.</text:p>
      <text:p text:style-name="P1">در این میان برگزاری جلسه‌های مختلف لاگ‌های کرج، تهران، اصفهان، گیلان، زنجان، مشهد و دیگر شهرهای ایران به پیشرفت هر چه بیشتر سطح سواد جامعه نسبت به این سیستم‌عامل کمک شایانی کرده‌اند. چه بسا حضور افراد متخصص در این لاگ‌ها منجر به شروع پروژه‌هایی جدید در حوزه‌ی نرم‌افزارهای آزاد و مطرح شدن این نرم‌افزارها در سطح جهانی می‌شود. همچنین لاگ‌های نام‌برده در طی این سال‌ها با برگزاری همایش‌ها، جشن‌ها و … برای معرفی بیشتر این فلسفه، فرهنگ و نرم‌افزارها تلاش کرده‌اند.</text:p>
      <text:p text:style-name="P1">در بازار کتاب کشور ما نیز نمونه‌های خوبی از کتاب‌های تألیف و ترجمه شده وجود دارد که با مراجعه به آن‌ها می‌توانید دانش خود را افزایش دهید. همچنین وب‌سایت‌های زیادی برای کمک‌رسانی به استفاده‌کنندگان از <text:soft-page-break/>این نرم‌افزارها به زبان‌های مختلف دنیا به وجود آمده‌اند که با یک جستجوی ساده در اینترنت آن‌ها را می‌توانید پیدا کنید.</text:p>
      <text:p text:style-name="P1">البته بحث آموزش‌های سازمانی هم مطرح است که از حوزه‌ی مباحث این کتاب خارج است.</text:p>
      <text:p text:style-name="P3"/>
      <text:p text:style-name="P3">۵-۱-۸- آمارها</text:p>
      <text:p text:style-name="P1">آمارهای ارائه شده در این بخش صرفاً از وب‌سایت دانشنامه‌ی ویکی‌پدیا استخراج شده است. صحت این آمارها با توجه به ارجاع‌های زیاد مقاله‌ی موجود در این دانشنامه، تقریباً مورد تأیید است. برای ارائه‌ی این آمارها، گزیده‌ای انتخاب شده است که دسته‌بندی‌های آن به قرار زیر است. اگر علاقه به خواندن آمارها دارید، این بخش را مطالعه کنید.</text:p>
      <text:p text:style-name="P4"/>
      <text:p text:style-name="P4">۱-۵-۱-۸- آموزش</text:p>
      <text:p text:style-name="P2">لینوکس اغلب در رشته‌های فنی دانشگاه‌ها و مراکز پژوهشی استفاده می‌شود. دلایل آن، رایگان در دسترس بودن آن و نرم‌افزارهای بسیار موجود در حوزه‌ی نرم‌افزارهای آزاد/‌متن‌باز است. البته نرم‌افزارهای آزاد/متن‌باز همیشه رایگان نیستند. برای مثال پشتیبانی فنی توسط نیروی متخصص در این زمینه که توسط شرکت‌های مختلفی فراهم می‌شود، رایگان نیست. تا حدی توانایی فنی رشته‌های علوم کامپیوتر و مهندسی نرم‌افزار برای فعالیت در این حوزه نقش چشمگیری داشته است. به نمونه‌های زیر توجه کنید:</text:p>
      <text:list xml:id="list1497897736" text:style-name="L1">
        <text:list-item>
          <text:p text:style-name="P8">جمهوری مقدونیه از سیستم‌عامل اوبونتو برای ۵۰۰۰ کامپیوتر رومیزی در ۴۸۶ مدرسه‌ی عمومی و ۱۸۲ آزمایشگاه کامپیوتر استفاده می‌کند (دسامبر ۲۰۰۵). در سال ۲۰۰۸ نیز ۱۸۰۰۰۰ کامپیوتر تین‌کلاینت بر پایه‌ی سیستم‌عامل اوبونتو پیاده‌سازی شد.</text:p>
        </text:list-item>
        <text:list-item>
          <text:p text:style-name="P8">مدرسه‌های شهر بولزانو در ایتالیا با ۱۶۰۰۰ دانش‌آموز به یک توزیع سفارشی از لینوکس مهاجرت کرده‌اند (سپتامبر ۲۰۰۵).</text:p>
        </text:list-item>
        <text:list-item>
          <text:p text:style-name="P8">کشور برزیل حدود ۲۰۰۰۰ کامپیوتر در مدرسه‌های ابتدایی و دبیرستان‌ها دارد که از لینوکس استفاده می‌کنند.</text:p>
        </text:list-item>
        <text:list-item>
          <text:p text:style-name="P8">کشور آلمان گزارش داده است که ۵۶۰۰۰۰ دانشجو در ۳۳ دانشگاه به لینوکس مهاجرت خواهند کرد.</text:p>
        </text:list-item>
        <text:list-item>
          <text:p text:style-name="P8">دولت چین در حال خرید یک و نیم میلیون کامپیوتر شخصی حاوی لینوکس برای حمایت از صنایع بومی خود است.</text:p>
        </text:list-item>
      </text:list>
      <text:p text:style-name="P7"/>
      <text:p text:style-name="P4">۲-۵-۱-۸- کاربر خانگی</text:p>
      <text:p text:style-name="P6"><text:span text:style-name="T1">ارائه‌ی آمار در این حوزه کمی مشکل است چون به جز شرکت‌هایی که بر روی کامپیوترهای تولید شده‌ی خود گنو/لینوکس را ارائه می‌دهد، روش دیگری برای اطلاع از کاربرهای خانگی این سیستم‌عامل در حال حاضر وجود ندارد. اما گسترش سیستم‌عامل اوبونتو در طول سال‌های ۲۰۰۷ و ۲۰۰۸ باعث شد که شرکت‌های تولید‌کننده مانند Dell به فروش لپ‌تاپ‌هایی با سیستم‌عامل اوبونتو دست بزنند. همچنین از سال ۲۰۰۸ تا کنون نِت‌بوک‌های</text:span><text:span text:style-name="T1"><text:note text:id="ftn1" text:note-class="footnote"><text:note-citation>1</text:note-citation><text:note-body><text:p text:style-name="Footnote">Netbook</text:p></text:note-body></text:note></text:span><text:span text:style-name="T1"> شرکت‌های تولیدکننده کامپیوترهای شخصی و همراه، برای کاهش قیمت تمام‌شده‌ی این دستگاه‌ها به همراه لینوکس ارائه شده است.</text:span></text:p>
      <text:p text:style-name="P2"/>
      <text:p text:style-name="P4"><text:soft-page-break/>۳-۵-۱-۸- شرکت‌ها و مؤسسه‌های تجاری</text:p>
      <text:p text:style-name="P2">لینوکس همچنین در شرکت‌ها و مؤسسه‌های تجاری بسیاری پیاده‌سازی شده است که از آن جمله برای استفاده‌ی کارمندان شرکت‌ها و حتی اتاق سرورها می‌توان نام برد. البته در این حوزه معمولاً از نسخه‌هایی تجاری استفاده می‌شود که شرکت‌های خاصی آنرا توسعه می‌دهند و پشتیبانی می‌کنند.</text:p>
      <text:list xml:id="list1446771384" text:style-name="L2">
        <text:list-item>
          <text:p text:style-name="P9">شرکت فرانسوی پژو اعلام کرد که حدود ۲۲۰۰۰ نسخه لینوکس رومیزی شرکت ناول و ۲۵۰۰ نسخه لینوکس سرور شرکت SUSE را بر روی کامپیوترها و سرورهای خود پیاده‌سازی خواهد کرد.</text:p>
        </text:list-item>
        <text:list-item>
          <text:p text:style-name="P11"><text:span text:style-name="T1">شرکت گوگل از یک نسخه‌ی سفارشی شده بر مبنای سیستم‌عامل اوبونتو در شرکت خود به نام «گوبونتو»</text:span><text:span text:style-name="T1"><text:note text:id="ftn2" text:note-class="footnote"><text:note-citation>2</text:note-citation><text:note-body><text:p text:style-name="Footnote">Goobuntu</text:p></text:note-body></text:note></text:span><text:span text:style-name="T1"> استفاده می‌کند.</text:span></text:p>
        </text:list-item>
        <text:list-item>
          <text:p text:style-name="P9">شرکت آی‌بی‌ام (IBM) به‌طور گسترده‌ای برای توسعه‌ی لینوکس تلاش می‌کند و همچنین از لینوکس برای کامپیوترهای رومیزی و سرورهای خود در داخل شرکت استفاده می‌کند.</text:p>
        </text:list-item>
        <text:list-item>
          <text:p text:style-name="P11"><text:span text:style-name="T1">ویکی‌پدیا از سال ۲۰۰۸ به سیستم‌عامل اوبونتو مهاجرت کرده است. این مؤسسه پیش از این از سیستم‌عامل‌های ردهت و فدورا</text:span><text:span text:style-name="T1"><text:note text:id="ftn3" text:note-class="footnote"><text:note-citation>3</text:note-citation><text:note-body><text:p text:style-name="Footnote">Fedora</text:p></text:note-body></text:note></text:span><text:span text:style-name="T1"> استفاده می‌کرد.</text:span></text:p>
        </text:list-item>
        <text:list-item>
          <text:p text:style-name="P11"><text:span text:style-name="T1">استدیوی انیمیشن دریم‌ورکس انیمیشن</text:span><text:span text:style-name="T1"><text:note text:id="ftn4" text:note-class="footnote"><text:note-citation>4</text:note-citation><text:note-body><text:p text:style-name="Footnote">DreamWorks Animation</text:p></text:note-body></text:note></text:span><text:span text:style-name="T1"> از سال ۲۰۰۱ به بعد از لینوکس استفاده کرده است و‍ بیش از ۱۰۰۰ کامپیوتر رومیزی و ۳۰۰۰ سرور بر پایه‌ی لینوکس دارد.</text:span></text:p>
        </text:list-item>
        <text:list-item>
          <text:p text:style-name="P9">بورس سهام لندن برای کاهش هزینه‌های خود و صرفه‌جویی ۱۰ میلیون پوندی قرار است از سال ۲۰۱۱ و ۲۰۱۲ به بعد می‌خواهد به لینوکس مهاجرت کند.</text:p>
        </text:list-item>
        <text:list-item>
          <text:p text:style-name="P9">بورس سهام نیویورک از لینوکس برای سیستم‌های معاملاتی خود استفاده می‌کند.</text:p>
        </text:list-item>
        <text:list-item>
          <text:p text:style-name="P11"><text:span text:style-name="T1">شرکت مک‌دونالد</text:span><text:span text:style-name="T1"><text:note text:id="ftn5" text:note-class="footnote"><text:note-citation>5</text:note-citation><text:note-body><text:p text:style-name="Footnote">McDonalds</text:p></text:note-body></text:note></text:span><text:span text:style-name="T1"> از سیستم‌عامل اوبونتو استفاده می‌کند.</text:span></text:p>
        </text:list-item>
      </text:list>
      <text:p text:style-name="P7"/>
      <text:p text:style-name="P4">۴-۵-۱-۸- مؤسسه‌های علمی</text:p>
      <text:list xml:id="list2080902537" text:style-name="L3">
        <text:list-item>
          <text:p text:style-name="P12"><text:span text:style-name="T1">مؤسسه‌ی سِرن</text:span><text:span text:style-name="T1"><text:note text:id="ftn6" text:note-class="footnote"><text:note-citation>6</text:note-citation><text:note-body><text:p text:style-name="Footnote">CERN</text:p></text:note-body></text:note></text:span><text:span text:style-name="T1">، در تمام کارهای خود از نسخه‌ی «لینوکس علمی</text:span><text:span text:style-name="T1"><text:note text:id="ftn7" text:note-class="footnote"><text:note-citation>7</text:note-citation><text:note-body><text:p text:style-name="Footnote">Scientific Linux</text:p></text:note-body></text:note></text:span><text:span text:style-name="T1">» استفاده می‌کند که شامل شتاب‌دهنده‌ی ذرات LHC</text:span><text:span text:style-name="T1"><text:note text:id="ftn8" text:note-class="footnote"><text:note-citation>8</text:note-citation><text:note-body><text:p text:style-name="Footnote">Large Hadron Collider</text:p></text:note-body></text:note></text:span><text:span text:style-name="T1"> و ۲۰۰۰۰ سرور داخلی می‌شود.</text:span></text:p>
        </text:list-item>
        <text:list-item>
          <text:p text:style-name="P10">ابرکامپیوتر کانادا با نام iDataPlex در دانشگاه تورنتو از لینوکس به‌عنوان سیستم‌عامل خود استفاده می‌کند.</text:p>
        </text:list-item>
      </text:list>
      <text:p text:style-name="P7"/>
      <text:p text:style-name="P7">دولت‌ها، سازمان‌ها، شرکت‌ها و مؤسسه‌های دیگری هم از لینوکس برای کارهای روزمره‌ی خود استفاده می‌کنند که با جستجو در اینترنت و مطالعه‌ی آمارها به این موضوع پی خواهید برد.</text:p>
      <text:p text:style-name="P7"/>
      <text:p text:style-name="P4">۲-۸- <text:span text:style-name="T3">دلیل‌های</text:span> فنی</text:p>
      <text:p text:style-name="P2">دلیل‌های فنی زیادی برای مهاجرت به سیستم‌عامل گنو/لینوکس وجود دارد که از آن جمله به پایداری سیستم، حفاظت بیشتر در مقابل بدافزارها<text:note text:id="ftn9" text:note-class="footnote"><text:note-citation>9</text:note-citation><text:note-body><text:p text:style-name="Footnote">Malware</text:p></text:note-body></text:note> مانند ویروس‌ها، کرم‌ها و ...، بدون هزینه یا کم‌هزینه بودن، همراه بودن <text:soft-page-break/>بیشتر توزیع‌ها با نرم‌افزارهای جانبی و درایورهای سخت‌افزارها، در دسترس بودن مخازن نرم‌افزارهای کاربردی و کد منبع آن‌ها می‌توان اشاره کرد. برای درک بهتر مسائل فنی مرتبط با سیستم‌عامل‌های گنو/لینوکس به مقایسه‌ی زیر که با سیستم‌عامل مایکروسافت ویندوز انجام شده است، توجه کنید. اطلاعات ارائه شده در این بخش نیز از دانشنامه‌ی ویکی‌پدیا استخراج شده است که آدرس آن در پیوست ۳ همین کتاب – منابع کتاب – آمده است.</text:p>
      <text:p text:style-name="P2"><text:span text:style-name="T2">۱- سهم بازار</text:span><text:span text:style-name="T2"><text:note text:id="ftn10" text:note-class="footnote"><text:note-citation>10</text:note-citation><text:note-body><text:p text:style-name="Footnote">Market share</text:p></text:note-body></text:note></text:span>: سهم بازار کامپیوترهای شخصی در ارتباط با ویندوز بیش از ۸۰ درصد است که این موضوع به دلیل ارائه‌ی کامپیوترهای شخصی به همراه ویندوز نصب شده است. درواقع کاربرها در این مورد حق انتخاب ندارند چون در این صورت سود بیشتری به تولیدکننده می‌رسد. در بازار سرورها، بیش از ۷۳ درصد سیستم‌عامل سرورهای ثبت شده (در وب‌سایت شرکت مایکروسافت) از محصولات مایکروسافت استفاده می‌کنند اما سرورهای ثبت شده‌ی لینوکس بیش از ۲۱ درصد است. اما وب‌سرورهای موجود اینترنتی آمار متفاوتی ارائه می‌دهند. بیشتر از ۷۱ درصد وب‌سرورها از لینوکس استفاده می‌کنند در صورتی که تنها ۱۶ درصد وب‌سرورها بر پایه‌ی محصولات مایکروسافت است. ۹۱.۸ درصد از ۵۰۰ ابرکامپیوترهای برتر جهان از لینوکس استفاده می‌کنند که از آن تعداد ۱۴ ابرکامپیوتر که سریعترین هستند، از لینوکس استفاده می‌کنند. تنها یک درصد از ابرکامپیوترهای جهان از ویندوز استفاده می‌کنند.</text:p>
      <text:p text:style-name="P2"><text:span text:style-name="T2">۲- رابط کاربری</text:span><text:note text:id="ftn11" text:note-class="footnote"><text:note-citation>11</text:note-citation><text:note-body><text:p text:style-name="Footnote">User Interface</text:p></text:note-body></text:note>: صرفاً یک رابط کاربری گرافیکی برای ویندوز به نام ویندوز شِل<text:note text:id="ftn12" text:note-class="footnote"><text:note-citation>12</text:note-citation><text:note-body><text:p text:style-name="Footnote">Windows Shell</text:p></text:note-body></text:note> وجود دارد، در حالی که برای لینوکس گنوم، KDE و بسیاری محیط‌های گرافیکی دیگر وجود دارد. بیش از <text:s/>ده مورد پوسته‌ی متنی برای لینوکس وجود دارد، اما ویندوز صرفاً شامل ویندوز پاورشل<text:note text:id="ftn13" text:note-class="footnote"><text:note-citation>13</text:note-citation><text:note-body><text:p text:style-name="Footnote">Windows PowerShell</text:p></text:note-body></text:note> است.</text:p>
      <text:p text:style-name="P2"><text:span text:style-name="T2">۳- نصب</text:span>: در نسخه‌های قبلی ویندوز، نصب به دو مرحله‌ی متنی و گرافیکی تقسیم شده بود اما در نسخه‌ی جدید آن، نصب صرفاً گرافیکی است. توزیع‌های گنو/لینوکس هرکدام به شیوه‌ی خاص خود نصب می‌شوند. برخی گرافیکی و ساده، برخی متنی و برای کاربرهای حرفه‌ای در حالی که برخی نیز از کد منبع باید تولید شده و سپس نصب شوند. برخی دیگر از توزیع‌های گنو/لینوکس هم لایو<text:note text:id="ftn14" text:note-class="footnote"><text:note-citation>14</text:note-citation><text:note-body><text:p text:style-name="Footnote">Live</text:p></text:note-body></text:note> (زنده) هستند و بدون نصب اجرا می‌شوند و همه‌ی قابلیت‌های سیستم‌عامل نصب شده را دارند.</text:p>
      <text:p text:style-name="P2">ویندوز تنها پردازنده‌های ۳۲ و ۶۴ بیت از خانواده‌ی x86 و IA را و در مجموع از ۷ پلت‌فورم<text:note text:id="ftn15" text:note-class="footnote"><text:note-citation>15</text:note-citation><text:note-body><text:p text:style-name="Footnote">Platform</text:p></text:note-body></text:note> سخت‌افزاری پشتیبانی می‌کند در حالی که لینوکس از بیش از <text:s/>۱۳ پلت‌فورم سخت‌افزاری پشتیبانی می‌کند.</text:p>
      <text:p text:style-name="P2">ویندوز به همراه درایورهای سخت‌افزار کافی برای کارآمدی حداقلی ارائه می‌شود اما لینوکس به‌همراه بیشتر درایورها ارائه می‌شود. البته به‌دلیل بسته بدون کد منبع درایورهای سخت‌افزارهای تولید شده، امکان نصب برخی از آن‌ها در لینوکس وجود ندارد اما بیشتر سخت‌افزارهایی که امروزه استفاده می‌شوند درایور لینوکس هم دارند.</text:p>
      <text:p text:style-name="P2">ویندوز به همراه چند نرم‌افزار برای پخش موسیقی، تماشای فیلم، مرور وب‌سایت‌های اینترنتی و … ارائه می‌شود و برای اکثر کارهای اداری مانند تایپ و … <text:s/>باید بسته‌ی محصول آفیس مایکروسافت را خریداری کرد یا نرم‌افزارهای دیگر را از شرکت‌های دیگر تهیه کرد اما بیشتر توزیع‌های گنو/لینوکس به همراه هزاران بسته‌ی نرم‌افزاری ارائه می‌شود مانند آخرین نسخه‌ی سیستم‌عامل دبیان گنو/لینوکس (نسخه‌ی ۶) که با بیش از ۲۹۰۰۰ بسته‌ی نرم‌افزاری ارائه شده است.</text:p>
      <text:p text:style-name="P2"><text:soft-page-break/>ویندوز به‌صورت پیش‌فرض از ۴ فایل‌سیستم پشتیبانی می‌کند اما لینوکس از بیش از ۱۳ فایل‌سیستم پشتیبانی می‌کند.</text:p>
      <text:p text:style-name="P2"><text:span text:style-name="T2">۳- کارایی و دسترسی</text:span>: در این زمینه هر دو سیستم‌عامل از نظر سازگاری بین نسخه‌های مختلف تقریباً برابری می‌کنند و هر دو سیستم‌عامل نرم‌افزارها و قابلیت‌هایی را برای سفارشی‌کردن و در دسترس بودن برای افراد ناتوان یا کم‌توان دارند.</text:p>
      <text:p text:style-name="P2"><text:span text:style-name="T2">۴- پایداری</text:span>: سیستم‌عامل‌های ویندوز از نسخه‌های مبتنی بر فناوری NT به بعد نسبتاً پایدار هستند. لینوکس به دلیل جداسازی فضای کاری کاربر و فضای کاری هسته و نیز استفاده از درایورها به‌عنوان جزء جدایی‌ناپذیر هسته تقریباً هرگز از کار نمی‌افتد و اگر نرم‌افزارها و محیط گرافیکی از کار بیافتد، بدون <text:s/>reboot کردن می‌توان نرم‌افزارها را مجدد اجرا کرد.</text:p>
      <text:p text:style-name="P2">در سیستم‌عامل ویندوز پس از به‌روز رسانی سیستم و درایورها نیاز به reboot است اما در لینوکس در بیشتر مواقع به جز به‌روز رسانی خود هسته، برای به‌روز رسانی‌های نرم‌افزارها و … نیاز به reboot کردن سیستم نیست.</text:p>
      <text:p text:style-name="P2"><text:span text:style-name="T2">۵- کارایی</text:span>: هر دو سیستم‌عامل از الگوریتم‌های مدیریت پردازش‌ها و حافظه مناسبی استفاده می‌کنند اما تجربه نشان داده است که لینوکس در مقایسه با ویندوز از کارایی بسیار بالاتری برخوردار است. برای نمونه، توانایی مدیریت همزمان بیش از هزاران پردازنده‌ی چند هسته‌ای از کوچکترین قابلیت‌های این سیستم‌عامل است و شاهد آن، ۹۱.۸ درصد از ۵۰۰ ابرکامپیوترهای برتر جهان است که از لینوکس استفاده می‌کنند.</text:p>
      <text:p text:style-name="P2"><text:span text:style-name="T2">۶- پشتیبانی</text:span>: از لحاظ جامعه، گنو/لینوکس جامعه‌ی بزرگ‌تر و قوی‌تری برای پشتیبانی دارد که یکی از نقاط قوت این سیستم‌عامل است. برای ویندوز منابع نسبتاً خوبی برای پشتیبانی وجود دارد. شرکت‌های ردهت، کانونیکال<text:note text:id="ftn16" text:note-class="footnote"><text:note-citation>16</text:note-citation><text:note-body><text:p text:style-name="Footnote">Canonical</text:p></text:note-body></text:note>، ناوِل<text:note text:id="ftn17" text:note-class="footnote"><text:note-citation>17</text:note-citation><text:note-body><text:p text:style-name="Footnote">Novell</text:p></text:note-body></text:note> و بیشتر توزیع‌های لینوکس به‌صورت تجاری پشتیبانی می‌کنند. مایکروسافت تنها شرکت پشتیبانی کننده‌ی محصولات خود است. </text:p>
      <text:p text:style-name="P2">راهنماهای خوبی برای مطالعه و افزایش دانش و همچنین دوره‌های مدون بسیاری برای هر دو سیستم‌عامل وجود دارد.</text:p>
      <text:p text:style-name="P2"><text:span text:style-name="T2">۸- نرم‌افزارهای جانبی</text:span>: اگر چه برای سیستم‌عامل گنو/لینوکس نرم‌افزارهای جانبی بسیاری در مقایسه با سیستم‌عامل ویندوز وجود دارد اما شرکت‌های تجاری که محصولات خود را به‌صورت تجاری به فروش می‌رسانند معمولاً نرم‌افزارهای خود را برای کار با سیستم‌عامل ویندوز تهیه می‌کنند. البته هیچ جای نگرانی نیست چون بیشتر نرم‌افزارها مشابه قدرتمندتری در لینوکس دارند.</text:p>
      <text:p text:style-name="P2"><text:span text:style-name="T2">۷- بازی</text:span>: ویندوز در زمینه‌ی بازی از لینوکس جلوتر است اما در سال‌های اخیر بازی‌های جدید و مهیجی برای این سیستم‌عامل طراحی و ساخته شده است که برخی از آن‌ها به‌صورت نرم‌افزارهای آزاد/متن‌باز ارائه می‌شوند.</text:p>
      <text:p text:style-name="P2"><text:span text:style-name="T2">۸- امنیت</text:span>: از سال ۲۰۰۹ تا کنون بیش از دو میلیون بدافزار برای ویندوز ارائه شده است، حال آنکه از سال ۲۰۰۶ تا کنون فقط ۸۰۰ بدافزار برای لینوکس کشف شده است. اگرچه لینوکس در حالت عادی نیازی به نرم‌افزار ضد ویروس<text:note text:id="ftn18" text:note-class="footnote"><text:note-citation>18</text:note-citation><text:note-body><text:p text:style-name="Footnote">Antivirus</text:p></text:note-body></text:note> ندارد، اما نرم‌افزار ClamAV به‌عنوان ضد ویروس آزاد/متن‌باز بر روی این سیستم‌عامل قابل نصب است.</text:p>
      <text:p text:style-name="P2">کدهای منبع لینوکس و نرم‌افزارهای آزاد/متن‌باز، در دسترس هستند و به همین دلیل توسط افراد بسیاری مورد مطالعه قرار می‌گیرند که به آن سیستم امنیت باز می‌گویند. در مقابل سیستم امنیت ویندوز بسته است و به همین <text:soft-page-break/>دلیل فقط شرکت مایکروسافت و کارمند‌های آن می‌توانند اشکال‌های نرم‌افزاری و امنیتی آنرا برطرف کنند. </text:p>
      <text:p text:style-name="P2">در نرم‌افزارهای متن‌باز سرعت به‌روز رسانی نرم‌افزارها و رفع اشکال معمولاً یک روز است اما در نرم‌افزارهای با کد منبع بسته مانند ویندوز این روند به یک ماه می‌رسد.</text:p>
      <text:p text:style-name="P2">در هر دو سیستم‌عامل نرم‌افزارها با دسترسی‌های محدود اجرا می‌شوند مگر کاربر ریشه در لینوکس که به همه‌ی قسمت‌ها دسترسی بدون محدودیت دارد. هر دو سیستم از سازوکارهای خاصی برای ایمن‌سازی استفاده می‌کنند که مقایسه‌ی آن‌ها در این کتاب نمی‌گنجد.</text:p>
      <text:p text:style-name="P2">از نظر دسترسی به فایل‌ها و پوشه‌ها در ویندوز یا دایرکتوری‌ها در لینوکس، هر دو سیستم‌عامل سازوکارهایی برای ایمن‌سازی مانند سطوح دسترسی، مالک و … ارائه می‌دهند. البته تجربه نشان داده است که لینوکس در زمینه‌ی امنیت از دیگر سیستم‌عامل‌ها بسیار پیشی گرفته است.</text:p>
      <text:p text:style-name="P2"><text:span text:style-name="T2">۹- بومی‌سازی</text:span>: برای تغییر زبان سیستم‌عامل ویندوز نیاز به نصب نسخه‌ی جدید به آن زبان خاص است اما سیستم‌عامل گنو/لینوکس با پشتیبانی از بیشتر زبان‌های دنیا ارائه می‌شود. هر دو سیستم‌عامل از استاندارد یونیکد ۵ پشتیبانی می‌کنند اما به تجربه ثابت شده است که در برخی موارد، ویندوز از گنو/لینوکس ضعیف‌تر عمل می‌کند. برای نمونه فونت‌های<text:note text:id="ftn19" text:note-class="footnote"><text:note-citation>19</text:note-citation><text:note-body><text:p text:style-name="Footnote">Font</text:p></text:note-body></text:note> (قلم) موجود در لینوکس شامل بیشتر کاراکترها هستند اما در برخی فونت‌های موجود در ویندوز بعضی کاراکترها موجود نیست. نمونه‌ی دیگر اینکه نرم‌افزارهای به زبان فارسی معمولاً از نظر سازگاری با نسخه‌های مختلف ویندوز دچار مشکل می‌شوند.</text:p>
      <text:p text:style-name="P2"/>
      <text:p text:style-name="P4">۳-۸- مراحل اجرایی</text:p>
      <text:p text:style-name="P2">در این بخش به کاربر شخصی و خانگی توصیه می‌شود که از روند ارائه شده برای مهاجرت به سیستم‌عامل‌های گنو/لینوکس استفاده کند:</text:p>
      <text:p text:style-name="P2">۱- اگر از سیستم‌عامل مایکروسافت ویندوز یا اپل مکینتاش استفاده می‌کنید بهتر است قبل از نصب هر یک از توزیع‌های سیستم‌عامل گنو/لینوکس، ابتدا از همانندسازی<text:note text:id="ftn20" text:note-class="footnote"><text:note-citation>20</text:note-citation><text:note-body><text:p text:style-name="Footnote">Emulator</text:p></text:note-body></text:note> مانند VMware Workstation یا Oracle VirtualBox استفاده کنید. با نصب و استفاده از این نرم‌افزارها می‌توانید محیط یک کامپیوتر کامل را همانندسازی کنید به‌طوری که کل سیستم‌عامل به همراه تمام نرم‌افزارهای آن در این نرم‌افزار به‌صورت کامل و قرنطینه‌شده از سیستم‌عامل شما نصب می‌شود. این کار باعث می‌شود که بدون لطمه زدن به فایل‌ها و پوشه‌های خود، سیستم‌عامل گنو/لینوکس را آزمایش کنید. این مرحله جزء مرحله‌ی مهاجرت آزمایشی است.</text:p>
      <text:p text:style-name="P2">۲- پس از یادگیری می‌توانید توزیع دلخواه خود را به همراه سیستم‌عامل موجود خود در کنار هم داشته باشید. به این کار بوت دوگانه<text:note text:id="ftn21" text:note-class="footnote"><text:note-citation>21</text:note-citation><text:note-body><text:p text:style-name="Footnote">Dual Boot</text:p></text:note-body></text:note> می‌گویند که پس از روشن شدن سیستم منویی نمایش داده می‌شود و شما می‌توانید از آن سیستم‌عامل دلخواه خود را انتخاب کنید و آنرا بوت کنید. این مرحله هم جزء مرحله‌ی مهاجرت آزمایشی به حساب می‌آید.</text:p>
      <text:p text:style-name="P2">۳- پس از تسلط کافی بر توزیع مورد نظر، دیگر می‌توانید فقط از سیستم‌عامل گنو/لینوکس استفاده کنید. به این مرحله، مرحله‌ی مهاجرت کامل می‌گویند.</text:p>
      <text:p text:style-name="P2">البته بحث فنی و مدیریتی در مورد مهاجرت به سیستم‌عامل گنو/لینوکس فراتر از آن است که بتوان در این کتاب به آن اشاره کرد. برای مباحث فنی و مدیریتی در این زمینه باید پژوهش‌های دیگری انجام شود و کتاب دیگری بر مبنای آن پژوهش‌ها منتشر شود. نویسنده خود به این مهم اهمیت فراوان می‌دهد و پروهش و نوشتن <text:soft-page-break/>کتابی را در این باره جزء وظایف خود برای خدمت به جامعه می‌داند.</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DejaVu Sans1" svg:font-family="'DejaVu Sans'"/>
    <style:font-face style:name="OpenSymbol" svg:font-family="OpenSymbol"/>
    <style:font-face style:name="Bitstream Vera Sans1" svg:font-family="'Bitstream Vera Sans'" style:font-family-generic="modern" style:font-pitch="fixed"/>
    <style:font-face style:name="Bitstream Vera Sans Mono" svg:font-family="'Bitstream Vera Sans Mono'" style:font-family-generic="modern" style:font-pitch="fixed"/>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Bitstream Vera Sans"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Bitstream Vera Sans"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mm" fo:margin-bottom="0mm"/>
      <style:text-properties style:font-name="Bitstream Vera Sans Mono" fo:font-size="10pt" style:font-name-asian="Bitstream Vera Sans1" style:font-size-asian="10pt" style:font-name-complex="Bitstream Vera Sans Mono"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Bitstream Vera Sans Mono" style:font-name-asian="Bitstream Vera Sans1" style:font-name-complex="Bitstream Vera Sans Mono"/>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ostafa Moradian</meta:initial-creator>
    <meta:creation-date>2011-07-01T23:56:41</meta:creation-date>
    <dc:date>2011-08-17T11:42:30</dc:date>
    <dc:creator>Mostafa Moradian</dc:creator>
    <meta:editing-duration>P1DT16H19M32S</meta:editing-duration>
    <meta:editing-cycles>2023</meta:editing-cycles>
    <meta:generator>LibreOffice/3.3$Linux LibreOffice_project/330m19$Build-202</meta:generator>
    <meta:document-statistic meta:table-count="0" meta:image-count="0" meta:object-count="0" meta:page-count="8" meta:paragraph-count="91" meta:word-count="3520" meta:character-count="18134"/>
  </office:meta>
</office:document-meta>
</file>